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3"/>
        </table:table-row>
        <table:table-row table:style-name="ro1">
          <table:table-cell table:formula="of:=RAND()" office:value-type="float" office:value="0.606493669496943" calcext:value-type="float">
            <text:p>0,606493669496943</text:p>
          </table:table-cell>
          <table:table-cell table:formula="of:=-4*[.A2]-1+[.$F$1]*RAND()" office:value-type="float" office:value="-2.83920713091927" calcext:value-type="float">
            <text:p>-2,83920713091927</text:p>
          </table:table-cell>
          <table:table-cell table:style-name="ce1" office:value-type="string" calcext:value-type="string">
            <text:p>r</text:p>
          </table:table-cell>
          <table:table-cell table:formula="of:=CORREL([.A2:.A49];[.B2:.B49])" office:value-type="float" office:value="-0.980878830733291" calcext:value-type="float">
            <text:p>-0,980878830733291</text:p>
          </table:table-cell>
          <table:table-cell table:number-columns-repeated="5"/>
        </table:table-row>
        <table:table-row table:style-name="ro1">
          <table:table-cell table:formula="of:=RAND()" office:value-type="float" office:value="0.928652462202933" calcext:value-type="float">
            <text:p>0,928652462202933</text:p>
          </table:table-cell>
          <table:table-cell table:formula="of:=-4*[.A3]-1+[.$F$1]*RAND()" office:value-type="float" office:value="-4.02583036104258" calcext:value-type="float">
            <text:p>-4,02583036104258</text:p>
          </table:table-cell>
          <table:table-cell table:style-name="ce1" office:value-type="string" calcext:value-type="string">
            <text:p>r²</text:p>
          </table:table-cell>
          <table:table-cell table:formula="of:=[.D2]^2" office:value-type="float" office:value="0.962123280580707" calcext:value-type="float">
            <text:p>0,962123280580707</text:p>
          </table:table-cell>
          <table:table-cell table:number-columns-repeated="5"/>
        </table:table-row>
        <table:table-row table:style-name="ro1">
          <table:table-cell table:formula="of:=RAND()" office:value-type="float" office:value="0.175969813864958" calcext:value-type="float">
            <text:p>0,175969813864958</text:p>
          </table:table-cell>
          <table:table-cell table:formula="of:=-4*[.A4]-1+[.$F$1]*RAND()" office:value-type="float" office:value="-1.08206320549086" calcext:value-type="float">
            <text:p>-1,08206320549086</text:p>
          </table:table-cell>
          <table:table-cell table:number-columns-repeated="7"/>
        </table:table-row>
        <table:table-row table:style-name="ro1">
          <table:table-cell table:formula="of:=RAND()" office:value-type="float" office:value="0.141277243873459" calcext:value-type="float">
            <text:p>0,141277243873459</text:p>
          </table:table-cell>
          <table:table-cell table:formula="of:=-4*[.A5]-1+[.$F$1]*RAND()" office:value-type="float" office:value="-0.937265626718447" calcext:value-type="float">
            <text:p>-0,937265626718447</text:p>
          </table:table-cell>
          <table:table-cell table:number-columns-repeated="7"/>
        </table:table-row>
        <table:table-row table:style-name="ro1">
          <table:table-cell table:formula="of:=RAND()" office:value-type="float" office:value="0.10038793525567" calcext:value-type="float">
            <text:p>0,10038793525567</text:p>
          </table:table-cell>
          <table:table-cell table:formula="of:=-4*[.A6]-1+[.$F$1]*RAND()" office:value-type="float" office:value="-0.615007499173874" calcext:value-type="float">
            <text:p>-0,615007499173874</text:p>
          </table:table-cell>
          <table:table-cell table:number-columns-repeated="7"/>
        </table:table-row>
        <table:table-row table:style-name="ro1">
          <table:table-cell table:formula="of:=RAND()" office:value-type="float" office:value="0.685358433063071" calcext:value-type="float">
            <text:p>0,685358433063071</text:p>
          </table:table-cell>
          <table:table-cell table:formula="of:=-4*[.A7]-1+[.$F$1]*RAND()" office:value-type="float" office:value="-3.45538396542552" calcext:value-type="float">
            <text:p>-3,45538396542552</text:p>
          </table:table-cell>
          <table:table-cell table:number-columns-repeated="7"/>
        </table:table-row>
        <table:table-row table:style-name="ro1">
          <table:table-cell table:formula="of:=RAND()" office:value-type="float" office:value="0.932662036520615" calcext:value-type="float">
            <text:p>0,932662036520615</text:p>
          </table:table-cell>
          <table:table-cell table:formula="of:=-4*[.A8]-1+[.$F$1]*RAND()" office:value-type="float" office:value="-4.56592280393339" calcext:value-type="float">
            <text:p>-4,56592280393339</text:p>
          </table:table-cell>
          <table:table-cell table:number-columns-repeated="7"/>
        </table:table-row>
        <table:table-row table:style-name="ro1">
          <table:table-cell table:formula="of:=RAND()" office:value-type="float" office:value="0.639588763446732" calcext:value-type="float">
            <text:p>0,639588763446732</text:p>
          </table:table-cell>
          <table:table-cell table:formula="of:=-4*[.A9]-1+[.$F$1]*RAND()" office:value-type="float" office:value="-3.44239084098506" calcext:value-type="float">
            <text:p>-3,44239084098506</text:p>
          </table:table-cell>
          <table:table-cell table:number-columns-repeated="7"/>
        </table:table-row>
        <table:table-row table:style-name="ro1">
          <table:table-cell table:formula="of:=RAND()" office:value-type="float" office:value="0.814336432989093" calcext:value-type="float">
            <text:p>0,814336432989093</text:p>
          </table:table-cell>
          <table:table-cell table:formula="of:=-4*[.A10]-1+[.$F$1]*RAND()" office:value-type="float" office:value="-3.67398689604661" calcext:value-type="float">
            <text:p>-3,67398689604661</text:p>
          </table:table-cell>
          <table:table-cell table:number-columns-repeated="7"/>
        </table:table-row>
        <table:table-row table:style-name="ro1">
          <table:table-cell table:formula="of:=RAND()" office:value-type="float" office:value="0.672060417342636" calcext:value-type="float">
            <text:p>0,672060417342636</text:p>
          </table:table-cell>
          <table:table-cell table:formula="of:=-4*[.A11]-1+[.$F$1]*RAND()" office:value-type="float" office:value="-3.28885737763119" calcext:value-type="float">
            <text:p>-3,28885737763119</text:p>
          </table:table-cell>
          <table:table-cell/>
          <table:table-cell office:value-type="string" calcext:value-type="string">
            <text:p>cov(x;y)</text:p>
          </table:table-cell>
          <table:table-cell table:formula="of:=COVAR([.A2:.A49];[.B2:.B49])" office:value-type="float" office:value="-0.340291038429511" calcext:value-type="float">
            <text:p>-0,340291038429511</text:p>
          </table:table-cell>
          <table:table-cell/>
          <table:table-cell table:formula="of:=[.E11]/[.E12]" office:value-type="float" office:value="-3.97280077212059" calcext:value-type="float">
            <text:p>-3,97280077212059</text:p>
          </table:table-cell>
          <table:table-cell/>
          <table:table-cell table:formula="of:=[.G11]-1/[.G13]" office:value-type="float" office:value="0.333980561365371" calcext:value-type="float">
            <text:p>0,333980561365371</text:p>
          </table:table-cell>
        </table:table-row>
        <table:table-row table:style-name="ro1">
          <table:table-cell table:formula="of:=RAND()" office:value-type="float" office:value="0.558711353121632" calcext:value-type="float">
            <text:p>0,558711353121632</text:p>
          </table:table-cell>
          <table:table-cell table:formula="of:=-4*[.A12]-1+[.$F$1]*RAND()" office:value-type="float" office:value="-2.68785395709309" calcext:value-type="float">
            <text:p>-2,68785395709309</text:p>
          </table:table-cell>
          <table:table-cell/>
          <table:table-cell office:value-type="string" calcext:value-type="string">
            <text:p>Var(x)</text:p>
          </table:table-cell>
          <table:table-cell table:formula="of:=VAR([.A2:.A49])" office:value-type="float" office:value="0.0856551984226159" calcext:value-type="float">
            <text:p>0,085655198422616</text:p>
          </table:table-cell>
          <table:table-cell table:number-columns-repeated="4"/>
        </table:table-row>
        <table:table-row table:style-name="ro1">
          <table:table-cell table:formula="of:=RAND()" office:value-type="float" office:value="0.642726491772876" calcext:value-type="float">
            <text:p>0,642726491772876</text:p>
          </table:table-cell>
          <table:table-cell table:formula="of:=-4*[.A13]-1+[.$F$1]*RAND()" office:value-type="float" office:value="-3.34896310592798" calcext:value-type="float">
            <text:p>-3,34896310592798</text:p>
          </table:table-cell>
          <table:table-cell/>
          <table:table-cell office:value-type="string" calcext:value-type="string">
            <text:p>Var(y)</text:p>
          </table:table-cell>
          <table:table-cell table:formula="of:=VAR([.B2:.B49])" office:value-type="float" office:value="1.46555909226078" calcext:value-type="float">
            <text:p>1,46555909226078</text:p>
          </table:table-cell>
          <table:table-cell/>
          <table:table-cell table:formula="of:=[.E11]/[.E13]" office:value-type="float" office:value="-0.232191960205833" calcext:value-type="float">
            <text:p>-0,232191960205833</text:p>
          </table:table-cell>
          <table:table-cell table:number-columns-repeated="2"/>
        </table:table-row>
        <table:table-row table:style-name="ro1">
          <table:table-cell table:formula="of:=RAND()" office:value-type="float" office:value="0.0654858604311737" calcext:value-type="float">
            <text:p>0,065485860431174</text:p>
          </table:table-cell>
          <table:table-cell table:formula="of:=-4*[.A14]-1+[.$F$1]*RAND()" office:value-type="float" office:value="-0.655435259196842" calcext:value-type="float">
            <text:p>-0,655435259196842</text:p>
          </table:table-cell>
          <table:table-cell table:number-columns-repeated="7"/>
        </table:table-row>
        <table:table-row table:style-name="ro1">
          <table:table-cell table:formula="of:=RAND()" office:value-type="float" office:value="0.581711596550275" calcext:value-type="float">
            <text:p>0,581711596550275</text:p>
          </table:table-cell>
          <table:table-cell table:formula="of:=-4*[.A15]-1+[.$F$1]*RAND()" office:value-type="float" office:value="-2.98570349645745" calcext:value-type="float">
            <text:p>-2,98570349645745</text:p>
          </table:table-cell>
          <table:table-cell table:number-columns-repeated="7"/>
        </table:table-row>
        <table:table-row table:style-name="ro1">
          <table:table-cell table:formula="of:=RAND()" office:value-type="float" office:value="0.445658443782486" calcext:value-type="float">
            <text:p>0,445658443782486</text:p>
          </table:table-cell>
          <table:table-cell table:formula="of:=-4*[.A16]-1+[.$F$1]*RAND()" office:value-type="float" office:value="-2.20763471055538" calcext:value-type="float">
            <text:p>-2,20763471055538</text:p>
          </table:table-cell>
          <table:table-cell table:number-columns-repeated="7"/>
        </table:table-row>
        <table:table-row table:style-name="ro1">
          <table:table-cell table:formula="of:=RAND()" office:value-type="float" office:value="0.592119390142987" calcext:value-type="float">
            <text:p>0,592119390142987</text:p>
          </table:table-cell>
          <table:table-cell table:formula="of:=-4*[.A17]-1+[.$F$1]*RAND()" office:value-type="float" office:value="-3.12147411680695" calcext:value-type="float">
            <text:p>-3,12147411680695</text:p>
          </table:table-cell>
          <table:table-cell table:number-columns-repeated="7"/>
        </table:table-row>
        <table:table-row table:style-name="ro1">
          <table:table-cell table:formula="of:=RAND()" office:value-type="float" office:value="0.354535147389626" calcext:value-type="float">
            <text:p>0,354535147389626</text:p>
          </table:table-cell>
          <table:table-cell table:formula="of:=-4*[.A18]-1+[.$F$1]*RAND()" office:value-type="float" office:value="-2.01497088427894" calcext:value-type="float">
            <text:p>-2,01497088427894</text:p>
          </table:table-cell>
          <table:table-cell table:number-columns-repeated="7"/>
        </table:table-row>
        <table:table-row table:style-name="ro1">
          <table:table-cell table:formula="of:=RAND()" office:value-type="float" office:value="0.716883048665504" calcext:value-type="float">
            <text:p>0,716883048665504</text:p>
          </table:table-cell>
          <table:table-cell table:formula="of:=-4*[.A19]-1+[.$F$1]*RAND()" office:value-type="float" office:value="-3.26109157705338" calcext:value-type="float">
            <text:p>-3,26109157705338</text:p>
          </table:table-cell>
          <table:table-cell table:number-columns-repeated="7"/>
        </table:table-row>
        <table:table-row table:style-name="ro1">
          <table:table-cell table:formula="of:=RAND()" office:value-type="float" office:value="0.892729112567963" calcext:value-type="float">
            <text:p>0,892729112567963</text:p>
          </table:table-cell>
          <table:table-cell table:formula="of:=-4*[.A20]-1+[.$F$1]*RAND()" office:value-type="float" office:value="-4.01429194418841" calcext:value-type="float">
            <text:p>-4,01429194418841</text:p>
          </table:table-cell>
          <table:table-cell table:number-columns-repeated="7"/>
        </table:table-row>
        <table:table-row table:style-name="ro1">
          <table:table-cell table:formula="of:=RAND()" office:value-type="float" office:value="0.365340069433424" calcext:value-type="float">
            <text:p>0,365340069433424</text:p>
          </table:table-cell>
          <table:table-cell table:formula="of:=-4*[.A21]-1+[.$F$1]*RAND()" office:value-type="float" office:value="-1.70100937573341" calcext:value-type="float">
            <text:p>-1,70100937573341</text:p>
          </table:table-cell>
          <table:table-cell table:number-columns-repeated="7"/>
        </table:table-row>
        <table:table-row table:style-name="ro1">
          <table:table-cell table:formula="of:=RAND()" office:value-type="float" office:value="0.218801699240602" calcext:value-type="float">
            <text:p>0,218801699240602</text:p>
          </table:table-cell>
          <table:table-cell table:formula="of:=-4*[.A22]-1+[.$F$1]*RAND()" office:value-type="float" office:value="-1.56995513242603" calcext:value-type="float">
            <text:p>-1,56995513242603</text:p>
          </table:table-cell>
          <table:table-cell table:number-columns-repeated="7"/>
        </table:table-row>
        <table:table-row table:style-name="ro1">
          <table:table-cell table:formula="of:=RAND()" office:value-type="float" office:value="0.422649214661085" calcext:value-type="float">
            <text:p>0,422649214661085</text:p>
          </table:table-cell>
          <table:table-cell table:formula="of:=-4*[.A23]-1+[.$F$1]*RAND()" office:value-type="float" office:value="-2.19700484009381" calcext:value-type="float">
            <text:p>-2,19700484009381</text:p>
          </table:table-cell>
          <table:table-cell table:number-columns-repeated="7"/>
        </table:table-row>
        <table:table-row table:style-name="ro1">
          <table:table-cell table:formula="of:=RAND()" office:value-type="float" office:value="0.152308693953286" calcext:value-type="float">
            <text:p>0,152308693953286</text:p>
          </table:table-cell>
          <table:table-cell table:formula="of:=-4*[.A24]-1+[.$F$1]*RAND()" office:value-type="float" office:value="-1.53615006296367" calcext:value-type="float">
            <text:p>-1,53615006296367</text:p>
          </table:table-cell>
          <table:table-cell table:number-columns-repeated="7"/>
        </table:table-row>
        <table:table-row table:style-name="ro1">
          <table:table-cell table:formula="of:=RAND()" office:value-type="float" office:value="0.184093127898065" calcext:value-type="float">
            <text:p>0,184093127898065</text:p>
          </table:table-cell>
          <table:table-cell table:formula="of:=-4*[.A25]-1+[.$F$1]*RAND()" office:value-type="float" office:value="-1.20703525395944" calcext:value-type="float">
            <text:p>-1,20703525395944</text:p>
          </table:table-cell>
          <table:table-cell table:number-columns-repeated="7"/>
        </table:table-row>
        <table:table-row table:style-name="ro1">
          <table:table-cell table:formula="of:=RAND()" office:value-type="float" office:value="0.401352096191006" calcext:value-type="float">
            <text:p>0,401352096191006</text:p>
          </table:table-cell>
          <table:table-cell table:formula="of:=-4*[.A26]-1+[.$F$1]*RAND()" office:value-type="float" office:value="-1.83609944354568" calcext:value-type="float">
            <text:p>-1,83609944354568</text:p>
          </table:table-cell>
          <table:table-cell table:number-columns-repeated="7"/>
        </table:table-row>
        <table:table-row table:style-name="ro1">
          <table:table-cell table:formula="of:=RAND()" office:value-type="float" office:value="0.311530315467743" calcext:value-type="float">
            <text:p>0,311530315467743</text:p>
          </table:table-cell>
          <table:table-cell table:formula="of:=-4*[.A27]-1+[.$F$1]*RAND()" office:value-type="float" office:value="-1.55670408405666" calcext:value-type="float">
            <text:p>-1,55670408405666</text:p>
          </table:table-cell>
          <table:table-cell table:number-columns-repeated="7"/>
        </table:table-row>
        <table:table-row table:style-name="ro1">
          <table:table-cell table:formula="of:=RAND()" office:value-type="float" office:value="0.816211858171266" calcext:value-type="float">
            <text:p>0,816211858171266</text:p>
          </table:table-cell>
          <table:table-cell table:formula="of:=-4*[.A28]-1+[.$F$1]*RAND()" office:value-type="float" office:value="-4.18483231864443" calcext:value-type="float">
            <text:p>-4,18483231864443</text:p>
          </table:table-cell>
          <table:table-cell table:number-columns-repeated="7"/>
        </table:table-row>
        <table:table-row table:style-name="ro1">
          <table:table-cell table:formula="of:=RAND()" office:value-type="float" office:value="0.463529796492028" calcext:value-type="float">
            <text:p>0,463529796492028</text:p>
          </table:table-cell>
          <table:table-cell table:formula="of:=-4*[.A29]-1+[.$F$1]*RAND()" office:value-type="float" office:value="-2.81182019531257" calcext:value-type="float">
            <text:p>-2,81182019531257</text:p>
          </table:table-cell>
          <table:table-cell table:number-columns-repeated="7"/>
        </table:table-row>
        <table:table-row table:style-name="ro1">
          <table:table-cell table:formula="of:=RAND()" office:value-type="float" office:value="0.549641609331924" calcext:value-type="float">
            <text:p>0,549641609331924</text:p>
          </table:table-cell>
          <table:table-cell table:formula="of:=-4*[.A30]-1+[.$F$1]*RAND()" office:value-type="float" office:value="-2.48189346524872" calcext:value-type="float">
            <text:p>-2,48189346524872</text:p>
          </table:table-cell>
          <table:table-cell table:number-columns-repeated="7"/>
        </table:table-row>
        <table:table-row table:style-name="ro1">
          <table:table-cell table:formula="of:=RAND()" office:value-type="float" office:value="0.329945726862657" calcext:value-type="float">
            <text:p>0,329945726862657</text:p>
          </table:table-cell>
          <table:table-cell table:formula="of:=-4*[.A31]-1+[.$F$1]*RAND()" office:value-type="float" office:value="-2.16266767025421" calcext:value-type="float">
            <text:p>-2,16266767025421</text:p>
          </table:table-cell>
          <table:table-cell table:number-columns-repeated="7"/>
        </table:table-row>
        <table:table-row table:style-name="ro1">
          <table:table-cell table:formula="of:=RAND()" office:value-type="float" office:value="0.855370876434239" calcext:value-type="float">
            <text:p>0,855370876434239</text:p>
          </table:table-cell>
          <table:table-cell table:formula="of:=-4*[.A32]-1+[.$F$1]*RAND()" office:value-type="float" office:value="-3.94624934206808" calcext:value-type="float">
            <text:p>-3,94624934206808</text:p>
          </table:table-cell>
          <table:table-cell table:number-columns-repeated="7"/>
        </table:table-row>
        <table:table-row table:style-name="ro1">
          <table:table-cell table:formula="of:=RAND()" office:value-type="float" office:value="0.262543162710937" calcext:value-type="float">
            <text:p>0,262543162710937</text:p>
          </table:table-cell>
          <table:table-cell table:formula="of:=-4*[.A33]-1+[.$F$1]*RAND()" office:value-type="float" office:value="-1.84158055259984" calcext:value-type="float">
            <text:p>-1,84158055259984</text:p>
          </table:table-cell>
          <table:table-cell table:number-columns-repeated="7"/>
        </table:table-row>
        <table:table-row table:style-name="ro1">
          <table:table-cell table:formula="of:=RAND()" office:value-type="float" office:value="0.913254954137703" calcext:value-type="float">
            <text:p>0,913254954137703</text:p>
          </table:table-cell>
          <table:table-cell table:formula="of:=-4*[.A34]-1+[.$F$1]*RAND()" office:value-type="float" office:value="-4.29022412755264" calcext:value-type="float">
            <text:p>-4,29022412755264</text:p>
          </table:table-cell>
          <table:table-cell table:number-columns-repeated="7"/>
        </table:table-row>
        <table:table-row table:style-name="ro1">
          <table:table-cell table:formula="of:=RAND()" office:value-type="float" office:value="0.145239012298375" calcext:value-type="float">
            <text:p>0,145239012298375</text:p>
          </table:table-cell>
          <table:table-cell table:formula="of:=-4*[.A35]-1+[.$F$1]*RAND()" office:value-type="float" office:value="-1.51280443280782" calcext:value-type="float">
            <text:p>-1,51280443280782</text:p>
          </table:table-cell>
          <table:table-cell table:number-columns-repeated="7"/>
        </table:table-row>
        <table:table-row table:style-name="ro1">
          <table:table-cell table:formula="of:=RAND()" office:value-type="float" office:value="0.551763335179354" calcext:value-type="float">
            <text:p>0,551763335179354</text:p>
          </table:table-cell>
          <table:table-cell table:formula="of:=-4*[.A36]-1+[.$F$1]*RAND()" office:value-type="float" office:value="-2.77924386226975" calcext:value-type="float">
            <text:p>-2,77924386226975</text:p>
          </table:table-cell>
          <table:table-cell table:number-columns-repeated="7"/>
        </table:table-row>
        <table:table-row table:style-name="ro1">
          <table:table-cell table:formula="of:=RAND()" office:value-type="float" office:value="0.0257886756087011" calcext:value-type="float">
            <text:p>0,025788675608701</text:p>
          </table:table-cell>
          <table:table-cell table:formula="of:=-4*[.A37]-1+[.$F$1]*RAND()" office:value-type="float" office:value="-0.303820810983984" calcext:value-type="float">
            <text:p>-0,303820810983984</text:p>
          </table:table-cell>
          <table:table-cell table:number-columns-repeated="7"/>
        </table:table-row>
        <table:table-row table:style-name="ro1">
          <table:table-cell table:formula="of:=RAND()" office:value-type="float" office:value="0.868287977450494" calcext:value-type="float">
            <text:p>0,868287977450494</text:p>
          </table:table-cell>
          <table:table-cell table:formula="of:=-4*[.A38]-1+[.$F$1]*RAND()" office:value-type="float" office:value="-3.76297495381626" calcext:value-type="float">
            <text:p>-3,76297495381626</text:p>
          </table:table-cell>
          <table:table-cell table:number-columns-repeated="7"/>
        </table:table-row>
        <table:table-row table:style-name="ro1">
          <table:table-cell table:formula="of:=RAND()" office:value-type="float" office:value="0.927199730406519" calcext:value-type="float">
            <text:p>0,927199730406519</text:p>
          </table:table-cell>
          <table:table-cell table:formula="of:=-4*[.A39]-1+[.$F$1]*RAND()" office:value-type="float" office:value="-4.58140675983991" calcext:value-type="float">
            <text:p>-4,58140675983991</text:p>
          </table:table-cell>
          <table:table-cell table:number-columns-repeated="7"/>
        </table:table-row>
        <table:table-row table:style-name="ro1">
          <table:table-cell table:formula="of:=RAND()" office:value-type="float" office:value="0.513572489625667" calcext:value-type="float">
            <text:p>0,513572489625667</text:p>
          </table:table-cell>
          <table:table-cell table:formula="of:=-4*[.A40]-1+[.$F$1]*RAND()" office:value-type="float" office:value="-2.96086824913539" calcext:value-type="float">
            <text:p>-2,96086824913539</text:p>
          </table:table-cell>
          <table:table-cell table:number-columns-repeated="7"/>
        </table:table-row>
        <table:table-row table:style-name="ro1">
          <table:table-cell table:formula="of:=RAND()" office:value-type="float" office:value="0.729862037092308" calcext:value-type="float">
            <text:p>0,729862037092308</text:p>
          </table:table-cell>
          <table:table-cell table:formula="of:=-4*[.A41]-1+[.$F$1]*RAND()" office:value-type="float" office:value="-3.35498305543002" calcext:value-type="float">
            <text:p>-3,35498305543002</text:p>
          </table:table-cell>
          <table:table-cell table:number-columns-repeated="7"/>
        </table:table-row>
        <table:table-row table:style-name="ro1">
          <table:table-cell table:formula="of:=RAND()" office:value-type="float" office:value="0.982858827828112" calcext:value-type="float">
            <text:p>0,982858827828112</text:p>
          </table:table-cell>
          <table:table-cell table:formula="of:=-4*[.A42]-1+[.$F$1]*RAND()" office:value-type="float" office:value="-4.63765896350211" calcext:value-type="float">
            <text:p>-4,63765896350211</text:p>
          </table:table-cell>
          <table:table-cell table:number-columns-repeated="7"/>
        </table:table-row>
        <table:table-row table:style-name="ro1">
          <table:table-cell table:formula="of:=RAND()" office:value-type="float" office:value="0.74434624510275" calcext:value-type="float">
            <text:p>0,74434624510275</text:p>
          </table:table-cell>
          <table:table-cell table:formula="of:=-4*[.A43]-1+[.$F$1]*RAND()" office:value-type="float" office:value="-3.74501683849008" calcext:value-type="float">
            <text:p>-3,74501683849008</text:p>
          </table:table-cell>
          <table:table-cell table:number-columns-repeated="7"/>
        </table:table-row>
        <table:table-row table:style-name="ro1">
          <table:table-cell table:formula="of:=RAND()" office:value-type="float" office:value="0.874776736109335" calcext:value-type="float">
            <text:p>0,874776736109335</text:p>
          </table:table-cell>
          <table:table-cell table:formula="of:=-4*[.A44]-1+[.$F$1]*RAND()" office:value-type="float" office:value="-4.36505729884624" calcext:value-type="float">
            <text:p>-4,36505729884624</text:p>
          </table:table-cell>
          <table:table-cell table:number-columns-repeated="7"/>
        </table:table-row>
        <table:table-row table:style-name="ro1">
          <table:table-cell table:formula="of:=RAND()" office:value-type="float" office:value="0.186472587125284" calcext:value-type="float">
            <text:p>0,186472587125284</text:p>
          </table:table-cell>
          <table:table-cell table:formula="of:=-4*[.A45]-1+[.$F$1]*RAND()" office:value-type="float" office:value="-1.62476460295044" calcext:value-type="float">
            <text:p>-1,62476460295044</text:p>
          </table:table-cell>
          <table:table-cell table:number-columns-repeated="7"/>
        </table:table-row>
        <table:table-row table:style-name="ro1">
          <table:table-cell table:formula="of:=RAND()" office:value-type="float" office:value="0.0179275233956932" calcext:value-type="float">
            <text:p>0,017927523395693</text:p>
          </table:table-cell>
          <table:table-cell table:formula="of:=-4*[.A46]-1+[.$F$1]*RAND()" office:value-type="float" office:value="-0.7555923051087" calcext:value-type="float">
            <text:p>-0,7555923051087</text:p>
          </table:table-cell>
          <table:table-cell table:number-columns-repeated="7"/>
        </table:table-row>
        <table:table-row table:style-name="ro1">
          <table:table-cell table:formula="of:=RAND()" office:value-type="float" office:value="0.892468684822515" calcext:value-type="float">
            <text:p>0,892468684822515</text:p>
          </table:table-cell>
          <table:table-cell table:formula="of:=-4*[.A47]-1+[.$F$1]*RAND()" office:value-type="float" office:value="-3.79581380568489" calcext:value-type="float">
            <text:p>-3,79581380568489</text:p>
          </table:table-cell>
          <table:table-cell table:number-columns-repeated="7"/>
        </table:table-row>
        <table:table-row table:style-name="ro1">
          <table:table-cell table:formula="of:=RAND()" office:value-type="float" office:value="0.433571580419765" calcext:value-type="float">
            <text:p>0,433571580419765</text:p>
          </table:table-cell>
          <table:table-cell table:formula="of:=-4*[.A48]-1+[.$F$1]*RAND()" office:value-type="float" office:value="-2.24241620443477" calcext:value-type="float">
            <text:p>-2,24241620443477</text:p>
          </table:table-cell>
          <table:table-cell table:number-columns-repeated="7"/>
        </table:table-row>
        <table:table-row table:style-name="ro1">
          <table:table-cell table:formula="of:=RAND()" office:value-type="float" office:value="0.906694260461489" calcext:value-type="float">
            <text:p>0,906694260461489</text:p>
          </table:table-cell>
          <table:table-cell table:formula="of:=-4*[.A49]-1+[.$F$1]*RAND()" office:value-type="float" office:value="-4.00149804034325" calcext:value-type="float">
            <text:p>-4,001498040343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ource Han Sans" style:language-asian="zh" style:country-asian="CN" style:font-name-complex="Lohit Hind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/00/0000</text:date>, <text:time style:data-style-name="N2" text:time-value="22:58:35.181741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0:13:17.487877958</meta:creation-date>
    <meta:editing-duration>PT16M58S</meta:editing-duration>
    <meta:editing-cycles>3</meta:editing-cycles>
    <meta:generator>LibreOffice/6.2.3.2$Linux_X86_64 LibreOffice_project/20$Build-2</meta:generator>
    <dc:date>2019-04-27T23:10:52.843369217</dc:date>
    <meta:document-statistic meta:table-count="1" meta:cell-count="112" meta:object-count="0"/>
  </office:meta>
</office:document-meta>
</file>